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Pictures/2000000700004D2C000039E14DD57AE7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8.5cm" style:rel-width="50%" fo:margin-top="0.199cm" fo:margin-bottom="0cm" table:align="left" style:writing-mode="lr-tb"/>
    </style:style>
    <style:style style:name="Tabelle2.A" style:family="table-column">
      <style:table-column-properties style:column-width="8.5cm" style:rel-column-width="4819*"/>
    </style:style>
    <style:style style:name="Tabelle2.A1" style:family="table-cell">
      <style:table-cell-properties style:vertical-align="top" fo:background-color="#e5e5e5" fo:padding-left="0.123cm" fo:padding-right="0.123cm" fo:padding-top="0cm" fo:padding-bottom="0cm" fo:border="0.002cm solid #000000">
        <style:background-image/>
      </style:table-cell-properties>
    </style:style>
    <style:style style:name="Tabelle2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Organisatorisches_5f_zum_5f_Protokoll" style:display-name="Organisatorisches_zum_Protokoll" style:family="table">
      <style:table-properties style:width="17cm" table:align="left" style:writing-mode="lr-tb"/>
    </style:style>
    <style:style style:name="Organisatorisches_5f_zum_5f_Protokoll.A" style:display-name="Organisatorisches_zum_Protokoll.A" style:family="table-column">
      <style:table-column-properties style:column-width="3.11cm"/>
    </style:style>
    <style:style style:name="Organisatorisches_5f_zum_5f_Protokoll.B" style:display-name="Organisatorisches_zum_Protokoll.B" style:family="table-column">
      <style:table-column-properties style:column-width="13.891cm"/>
    </style:style>
    <style:style style:name="Organisatorisches_5f_zum_5f_Protokoll.A1" style:display-name="Organisatorisches_zum_Protokoll.A1" style:family="table-cell">
      <style:table-cell-properties style:vertical-align="top" fo:padding-left="0.123cm" fo:padding-right="0.123cm" fo:padding-top="0cm" fo:padding-bottom="0cm" fo:border-left="none" fo:border-right="0.002cm solid #000000" fo:border-top="none" fo:border-bottom="none"/>
    </style:style>
    <style:style style:name="Organisatorisches_5f_zum_5f_Protokoll.B1" style:display-name="Organisatorisches_zum_Protokoll.B1" style:family="table-cell">
      <style:table-cell-properties style:vertical-align="top" fo:padding-left="0.123cm" fo:padding-right="0.123cm" fo:padding-top="0cm" fo:padding-bottom="0cm" fo:border="none"/>
    </style:style>
    <style:style style:name="Organisatorisches_5f_zum_5f_Protokoll.B5" style:display-name="Organisatorisches_zum_Protokoll.B5" style:family="table-cell" style:data-style-name="N37">
      <style:table-cell-properties style:vertical-align="top" fo:padding-left="0.123cm" fo:padding-right="0.123cm" fo:padding-top="0cm" fo:padding-bottom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3" style:family="paragraph" style:parent-style-name="Standard">
      <style:text-properties style:font-name="Arial" fo:font-size="12pt" style:font-size-asian="12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/>
    </style:style>
    <style:style style:name="P6" style:family="paragraph" style:parent-style-name="Standard" style:master-page-name="Standard">
      <style:paragraph-properties fo:margin-top="1cm" fo:margin-bottom="1cm" style:page-number="auto"/>
      <style:text-properties style:font-name="Arial" fo:font-size="18pt" fo:font-weight="bold" style:font-size-asian="18pt" style:font-weight-asian="bold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 style:list-style-name="L1">
      <style:text-properties style:font-name="Arial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Courier New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aktikums Protokoll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">Teilnehmer</text:p>
          </table:table-cell>
        </table:table-row>
        <table:table-row>
          <table:table-cell table:style-name="Tabelle2.A2" office:value-type="string">
            <text:p text:style-name="P4">Sebastian Stumpf</text:p>
          </table:table-cell>
        </table:table-row>
        <table:table-row>
          <table:table-cell table:style-name="Tabelle2.A2" office:value-type="string">
            <text:p text:style-name="P4">Felix Schramm</text:p>
          </table:table-cell>
        </table:table-row>
      </table:table>
      <text:p text:style-name="P1"/>
      <text:p text:style-name="P1"/>
      <table:table table:name="Organisatorisches_zum_Protokoll" table:style-name="Organisatorisches_5f_zum_5f_Protokoll">
        <table:table-column table:style-name="Organisatorisches_5f_zum_5f_Protokoll.A"/>
        <table:table-column table:style-name="Organisatorisches_5f_zum_5f_Protokoll.B"/>
        <table:table-row>
          <table:table-cell table:style-name="Organisatorisches_5f_zum_5f_Protokoll.A1" office:value-type="string">
            <text:p text:style-name="P5">Fach</text:p>
          </table:table-cell>
          <table:table-cell table:style-name="Organisatorisches_5f_zum_5f_Protokoll.B1" office:value-type="string">
            <text:p text:style-name="Standard"><text:span text:style-name="Protokoll_5f_Beschreibung_5f_Thema"><text:span text:style-name="T1">Computational Geometry</text:span></text:span></text:p>
          </table:table-cell>
        </table:table-row>
        <table:table-row>
          <table:table-cell table:style-name="Organisatorisches_5f_zum_5f_Protokoll.A1" office:value-type="string">
            <text:p text:style-name="P5"/>
          </table:table-cell>
          <table:table-cell table:style-name="Organisatorisches_5f_zum_5f_Protokoll.B1" office:value-type="string">
            <text:p text:style-name="P3"/>
          </table:table-cell>
        </table:table-row>
        <table:table-row>
          <table:table-cell table:style-name="Organisatorisches_5f_zum_5f_Protokoll.A1" office:value-type="string">
            <text:p text:style-name="P5">Abgabe</text:p>
          </table:table-cell>
          <table:table-cell table:style-name="Organisatorisches_5f_zum_5f_Protokoll.B1" office:value-type="string">
            <text:p text:style-name="Standard"><text:span text:style-name="Protokoll_5f_Beschreibung_5f_Thema"><text:span text:style-name="T1">Praktikumsabgabe 5 – Berechung des größten Inkreises eines gegebenen Polygons</text:span></text:span></text:p>
          </table:table-cell>
        </table:table-row>
        <table:table-row>
          <table:table-cell table:style-name="Organisatorisches_5f_zum_5f_Protokoll.A1" office:value-type="string">
            <text:p text:style-name="P5"/>
          </table:table-cell>
          <table:table-cell table:style-name="Organisatorisches_5f_zum_5f_Protokoll.B1" office:value-type="string">
            <text:p text:style-name="P3"/>
          </table:table-cell>
        </table:table-row>
        <table:table-row>
          <table:table-cell table:style-name="Organisatorisches_5f_zum_5f_Protokoll.A1" office:value-type="string">
            <text:p text:style-name="P5">Datum</text:p>
          </table:table-cell>
          <table:table-cell table:style-name="Organisatorisches_5f_zum_5f_Protokoll.B5" office:value-type="date" office:date-value="2015-07-04">
            <text:p text:style-name="Standard"><text:span text:style-name="Protokoll_5f_Beschreibung_5f_Thema"><text:span text:style-name="T1">04.07.15</text:span></text:span></text:p>
          </table:table-cell>
        </table:table-row>
      </table:table>
      <text:p text:style-name="Standard"/>
      <text:p text:style-name="Standard"/>
      <text:h text:style-name="Heading_20_2" text:outline-level="2">Aufgabenbeschreibung</text:h>
      <text:p text:style-name="P7">Ermitteln Sie für ein vorgegebenes konvexes Polygon ( polygon.txt und testpolygon.txt) mit Linear Programming den grössten einbeschreibbaren Kreis. Verwenden Sie zur Formulierung und Lösung des Problems entweder (vorzugsweise) MATLAB oder einen Online-Löser aus dem Internet.</text:p>
      <text:h text:style-name="Heading_20_2" text:outline-level="2">Lösung</text:h>
      <text:list xml:id="list8425841508233703084" text:style-name="L1">
        <text:list-item>
          <text:p text:style-name="P8">Für die Umsetzung verwenden wir MATLAB. Für erste Tests unserer berechneten Optimierungsgleichung und der Ungleichungsbedingungen haben wir uns auch ein bisschen durch einige Online-Löser geschlagen.</text:p>
        </text:list-item>
        <text:list-item>
          <text:p text:style-name="P8">Mathematische Überlegungen:</text:p>
          <text:list>
            <text:list-item>
              <text:p text:style-name="P8">Als Variablen unserer Optimierung haben wir den x-Wert und y-Wert des Kreismittelpunktes, <text:s/>und den Kreisradius r.</text:p>
            </text:list-item>
            <text:list-item>
              <text:p text:style-name="P8">Wir wollen den größtmöglichen Kreis, das heisst wir optimieren den Radius r. Unsere Optimierungsgleichung heisst:<text:line-break/><draw:frame draw:style-name="fr2" draw:name="Objekt1" text:anchor-type="as-char" svg:width="3.868cm" svg:height="0.531cm" draw:z-index="0"><draw:object xlink:href="./Object 1" xlink:type="simple" xlink:show="embed" xlink:actuate="onLoad"/><draw:image xlink:href="./ObjectReplacements/Object 1" xlink:type="simple" xlink:show="embed" xlink:actuate="onLoad"/></draw:frame><text:line-break/>Obige Gleichung beschreibt ein Maximierungsproblem. Da der Matlab Löser linprog allerdings eine Vorliebe für Minimierungsprobleme hat fomen wir die Gleichung noch entsprechend um.<text:line-break/><draw:frame draw:style-name="fr2" draw:name="Objekt2" text:anchor-type="as-char" svg:width="4.101cm" svg:height="0.533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  </text:list-item>
            <text:list-item>
              <text:p text:style-name="P8">Unsere Bedingungen sind dadurch gegeben, dass der Kreisradius nicht größer sein darf als der kleinste Abstand des Kreismittelpunktes zu jeder Polygonkante. Das lässt sich so formulieren:<text:line-break/><draw:frame draw:style-name="fr2" draw:name="Objekt3" text:anchor-type="as-char" svg:width="8.407cm" svg:height="0.533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text:line-break/>Dabei sind <draw:frame draw:style-name="fr2" draw:name="Objekt5" text:anchor-type="as-char" svg:width="0.512cm" svg:height="0.533cm" draw:z-index="4"><draw:object xlink:href="./Object 5" xlink:type="simple" xlink:show="embed" xlink:actuate="onLoad"/><draw:image xlink:href="./ObjectReplacements/Object 5" xlink:type="simple" xlink:show="embed" xlink:actuate="onLoad"/><svg:desc>Formel</svg:desc></draw:frame> und <draw:frame draw:style-name="fr2" draw:name="Objekt6" text:anchor-type="as-char" svg:width="0.522cm" svg:height="0.533cm" draw:z-index="5"><draw:object xlink:href="./Object 6" xlink:type="simple" xlink:show="embed" xlink:actuate="onLoad"/><draw:image xlink:href="./ObjectReplacements/Object 6" xlink:type="simple" xlink:show="embed" xlink:actuate="onLoad"/><svg:desc>Formel</svg:desc></draw:frame> die Normalenvektoren sowie die Abstände zum Ursprung der Polygonkanten in der Hesse Normalenform. <draw:frame draw:style-name="fr2" draw:name="Objekt7" text:anchor-type="as-char" svg:width="0.524cm" svg:height="0.469cm" draw:z-index="6"><draw:object xlink:href="./Object 7" xlink:type="simple" xlink:show="embed" xlink:actuate="onLoad"/><draw:image xlink:href="./ObjectReplacements/Object 7" xlink:type="simple" xlink:show="embed" xlink:actuate="onLoad"/><svg:desc>Formel</svg:desc></draw:frame> ist der Mittelpunkt des Kreises. Für einen beliebigen Mittelpunkt ergibt <draw:frame draw:style-name="fr2" draw:name="Objekt4" text:anchor-type="as-char" svg:width="1.789cm" svg:height="0.533cm" draw:z-index="3"><draw:object xlink:href="./Object 4" xlink:type="simple" xlink:show="embed" xlink:actuate="onLoad"/><draw:image xlink:href="./ObjectReplacements/Object 4" xlink:type="simple" xlink:show="embed" xlink:actuate="onLoad"/><svg:desc>Formel</svg:desc></draw:frame>den Abstand dieses zur Polygonkante. Durch die Multiplikation mit -1 drehen wir das <text:soft-page-break/>Ungleichungszeichen um. Matlab freut sich darüber (linprog mag &lt;= lieber).<text:line-break/>Zu beachten ist, dass der Normalenvektor normiert werden muss:<text:line-break/><draw:frame draw:style-name="fr2" draw:name="Objekt9" text:anchor-type="as-char" svg:width="5.646cm" svg:height="0.637cm" draw:z-index="8"><draw:object xlink:href="./Object 9" xlink:type="simple" xlink:show="embed" xlink:actuate="onLoad"/><draw:image xlink:href="./ObjectReplacements/Object 9" xlink:type="simple" xlink:show="embed" xlink:actuate="onLoad"/><svg:desc>Formel</svg:desc></draw:frame><text:line-break/>Zu beachten ist, dass der Normalenvektor normiert werden muss.<text:line-break/>Einsetzen der konkreten Werte liefert unsere verwendeten Bedingungen:<text:line-break/><draw:frame draw:style-name="fr2" draw:name="Objekt8" text:anchor-type="as-char" svg:width="8.798cm" svg:height="1.064cm" draw:z-index="7"><draw:object xlink:href="./Object 8" xlink:type="simple" xlink:show="embed" xlink:actuate="onLoad"/><draw:image xlink:href="./ObjectReplacements/Object 8" xlink:type="simple" xlink:show="embed" xlink:actuate="onLoad"/></draw:frame></text:p>
            </text:list-item>
            <text:list-item>
              <text:p text:style-name="P8">Zur Veranschaulichung der Ergebnisses wird das Polygon, sowie der gefundene Inkreis geplottet.</text:p>
            </text:list-item>
            <text:list-item>
              <text:p text:style-name="P8">Zu beachten ist, ob das Polygon clockwise (cw) oder counterclockwise definiert ist (ccw). Ist das polygon clockwise definiert zeigen die Normalenvektoren immer nach aussen, weshalb wir unsere Ungleichungen anpassen müssen:<text:line-break/><draw:frame draw:style-name="fr2" draw:name="Objekt10" text:anchor-type="as-char" svg:width="2.679cm" svg:height="0.533cm" draw:z-index="9"><draw:object xlink:href="./Object 10" xlink:type="simple" xlink:show="embed" xlink:actuate="onLoad"/><draw:image xlink:href="./ObjectReplacements/Object 10" xlink:type="simple" xlink:show="embed" xlink:actuate="onLoad"/><svg:desc>Formel</svg:desc></draw:frame></text:p>
            </text:list-item>
            <text:list-item>
              <text:p text:style-name="P8">Um zu überprüfen, welche Orientierung ein Polygon hat addieren wir die Trapezflächen unter allen Polygonkanten in der Reihenfolge ihrer Definition. Ist das Ergebnis negativ, so ist das Polgon ccw definiert, sonst cw.</text:p>
            </text:list-item>
          </text:list>
        </text:list-item>
      </text:list>
      <text:h text:style-name="Heading_20_2" text:outline-level="2">Ergebnisse</text:h>
      <text:p text:style-name="P7">Folgende Ergebnisse lifert das erhaltene Datenmaterial (polygon.txt)</text:p>
      <text:p text:style-name="P10">cw</text:p>
      <text:p text:style-name="P10">Optimization terminated.</text:p>
      <text:p text:style-name="P10">result =</text:p>
      <text:p text:style-name="P10"><text:s text:c="2"/>472.5705</text:p>
      <text:p text:style-name="P10"><text:s text:c="2"/>476.6642</text:p>
      <text:p text:style-name="P10"><text:s text:c="2"/>438.5922</text:p>
      <text:p text:style-name="P10"/>
      <text:p text:style-name="P10"><draw:frame draw:style-name="fr1" draw:name="Grafik1" text:anchor-type="paragraph" svg:width="12cm" svg:height="8.991cm" draw:z-index="10"><draw:image xlink:href="Pictures/2000000700004D2C000039E14DD57AE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rotokoll_5f_Beschreibung_5f_Thema" style:display-name="Protokoll_Beschreibung_Thema" style:family="text">
      <style:text-properties style:use-window-font-color="true" style:font-name="Arial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Stumpf</meta:initial-creator>
    <meta:creation-date>2015-07-04T13:49:41.80</meta:creation-date>
    <meta:generator>OpenOffice/4.1.1$Win32 OpenOffice.org_project/411m6$Build-9775</meta:generator>
    <dc:date>2015-07-04T16:35:13.14</dc:date>
    <dc:creator>Sebastian Stumpf</dc:creator>
    <meta:editing-duration>PT2H15M18S</meta:editing-duration>
    <meta:editing-cycles>43</meta:editing-cycles>
    <meta:document-statistic meta:table-count="2" meta:image-count="1" meta:object-count="10" meta:page-count="2" meta:paragraph-count="29" meta:word-count="340" meta:character-count="2542"/>
  </office:meta>
</office:document-meta>
</file>

<file path=Object 1/content.xml><?xml version="1.0" encoding="utf-8"?>
<math xmlns="http://www.w3.org/1998/Math/MathML">
  <semantics>
    <mrow>
      <mi mathvariant="italic">max</mi>
      <mi mathvariant="normal">:</mi>
      <mi>f</mi>
      <mrow>
        <mrow>
          <mo stretchy="false">(</mo>
          <mrow>
            <msub>
              <mi>x</mi>
              <mi>m</mi>
            </msub>
            <mi>,</mi>
            <msub>
              <mi>y</mi>
              <mi>m</mi>
            </msub>
            <mi>,</mi>
            <mi>r</mi>
          </mrow>
          <mo stretchy="false">)</mo>
        </mrow>
        <mo stretchy="false">=</mo>
        <mi>r</mi>
      </mrow>
    </mrow>
    <annotation encoding="StarMath 5.0">max: f(x_m, y_m, r) = r</annotation>
  </semantics>
</math>
</file>

<file path=Object 10/content.xml><?xml version="1.0" encoding="utf-8"?>
<math xmlns="http://www.w3.org/1998/Math/MathML">
  <semantics>
    <mrow>
      <mrow>
        <mrow>
          <mrow>
            <mrow>
              <mo stretchy="false">−</mo>
              <mover accent="true">
                <msub>
                  <mi>n</mi>
                  <mi>i</mi>
                </msub>
                <mo stretchy="false">⃗</mo>
              </mover>
            </mrow>
            <mo stretchy="false">∗</mo>
            <mover accent="true">
              <mi>m</mi>
              <mo stretchy="false">⃗</mo>
            </mover>
          </mrow>
          <mo stretchy="false">−</mo>
          <msub>
            <mi>a</mi>
            <mi>i</mi>
          </msub>
        </mrow>
        <mo stretchy="false">≥</mo>
        <mi>r</mi>
      </mrow>
    </mrow>
    <annotation encoding="StarMath 5.0">-vec n_i * vec m - a_i &gt;= r</annotation>
  </semantics>
</math>
</file>

<file path=Object 2/content.xml><?xml version="1.0" encoding="utf-8"?>
<math xmlns="http://www.w3.org/1998/Math/MathML">
  <semantics>
    <mrow>
      <mi mathvariant="italic">min</mi>
      <mi mathvariant="normal">:</mi>
      <mi>f</mi>
      <mrow>
        <mrow>
          <mo stretchy="false">(</mo>
          <mrow>
            <msub>
              <mi>x</mi>
              <mi>m</mi>
            </msub>
            <mi>,</mi>
            <msub>
              <mi>y</mi>
              <mi>m</mi>
            </msub>
            <mi>,</mi>
            <mi>r</mi>
          </mrow>
          <mo stretchy="false">)</mo>
        </mrow>
        <mo stretchy="false">=</mo>
        <mrow>
          <mo stretchy="false">−</mo>
          <mi>r</mi>
        </mrow>
      </mrow>
    </mrow>
    <annotation encoding="StarMath 5.0">min: f(x_m, y_m, r) = -r</annotation>
  </semantics>
</math>
</file>

<file path=Object 3/content.xml><?xml version="1.0" encoding="utf-8"?>
<math xmlns="http://www.w3.org/1998/Math/MathML">
  <semantics>
    <mrow>
      <mrow>
        <mrow>
          <mrow>
            <mover accent="true">
              <msub>
                <mi>n</mi>
                <mi>i</mi>
              </msub>
              <mo stretchy="false">⃗</mo>
            </mover>
            <mo stretchy="false">∗</mo>
            <mover accent="true">
              <mi>m</mi>
              <mo stretchy="false">⃗</mo>
            </mover>
          </mrow>
          <mo stretchy="false">−</mo>
          <msub>
            <mi>a</mi>
            <mi>i</mi>
          </msub>
        </mrow>
        <mo stretchy="false">≥</mo>
        <mi>r</mi>
      </mrow>
      <mo stretchy="false">→</mo>
      <mrow>
        <mrow>
          <mrow>
            <mover accent="true">
              <msub>
                <mi>n</mi>
                <mi>i</mi>
              </msub>
              <mo stretchy="false">⃗</mo>
            </mover>
            <mo stretchy="false">∗</mo>
            <mover accent="true">
              <mi>m</mi>
              <mo stretchy="false">⃗</mo>
            </mover>
          </mrow>
          <mo stretchy="false">−</mo>
          <mi>r</mi>
        </mrow>
        <mo stretchy="false">≥</mo>
        <msub>
          <mi>a</mi>
          <mi>i</mi>
        </msub>
      </mrow>
      <mi>r</mi>
      <mrow>
        <mrow>
          <mrow>
            <mo stretchy="false">→</mo>
            <mo stretchy="false">−</mo>
            <mrow>
              <mover accent="true">
                <msub>
                  <mi>n</mi>
                  <mi>i</mi>
                </msub>
                <mo stretchy="false">⃗</mo>
              </mover>
              <mo stretchy="false">∗</mo>
              <mover accent="true">
                <mi>m</mi>
                <mo stretchy="false">⃗</mo>
              </mover>
            </mrow>
          </mrow>
          <mo stretchy="false">+</mo>
          <mi>r</mi>
        </mrow>
        <mo stretchy="false">≤</mo>
        <mrow>
          <mo stretchy="false">−</mo>
          <msub>
            <mi>a</mi>
            <mi>i</mi>
          </msub>
        </mrow>
      </mrow>
    </mrow>
    <annotation encoding="StarMath 5.0">vec n_i * vec m - a_i &gt;= r rightarrow vec n_i * vec m - r &gt;= a_i r rightarrow -vec n_i * vec m + r &lt;= -a_i</annotation>
  </semantics>
</math>
</file>

<file path=Object 4/content.xml><?xml version="1.0" encoding="utf-8"?>
<math xmlns="http://www.w3.org/1998/Math/MathML">
  <semantics>
    <mrow>
      <mrow>
        <mrow>
          <mover accent="true">
            <msub>
              <mi>n</mi>
              <mi>i</mi>
            </msub>
            <mo stretchy="false">⃗</mo>
          </mover>
          <mo stretchy="false">∗</mo>
          <mover accent="true">
            <mi>m</mi>
            <mo stretchy="false">⃗</mo>
          </mover>
        </mrow>
        <mo stretchy="false">−</mo>
        <msub>
          <mi>a</mi>
          <mi>i</mi>
        </msub>
      </mrow>
    </mrow>
    <annotation encoding="StarMath 5.0">vec n_i * vec m - a_i</annotation>
  </semantics>
</math>
</file>

<file path=Object 5/content.xml><?xml version="1.0" encoding="utf-8"?>
<math xmlns="http://www.w3.org/1998/Math/MathML">
  <semantics>
    <mrow>
      <mover accent="true">
        <msub>
          <mi>n</mi>
          <mi>i</mi>
        </msub>
        <mo stretchy="false">⃗</mo>
      </mover>
    </mrow>
    <annotation encoding="StarMath 5.0">vec n_i</annotation>
  </semantics>
</math>
</file>

<file path=Object 6/content.xml><?xml version="1.0" encoding="utf-8"?>
<math xmlns="http://www.w3.org/1998/Math/MathML">
  <semantics>
    <mrow>
      <mover accent="true">
        <msub>
          <mi>a</mi>
          <mi>i</mi>
        </msub>
        <mo stretchy="false">⃗</mo>
      </mover>
    </mrow>
    <annotation encoding="StarMath 5.0">vec a_i</annotation>
  </semantics>
</math>
</file>

<file path=Object 7/content.xml><?xml version="1.0" encoding="utf-8"?>
<math xmlns="http://www.w3.org/1998/Math/MathML">
  <semantics>
    <mrow>
      <mover accent="true">
        <mi>m</mi>
        <mo stretchy="false">⃗</mo>
      </mover>
    </mrow>
    <annotation encoding="StarMath 5.0">vec m</annotation>
  </semantics>
</math>
</file>

<file path=Object 8/content.xml><?xml version="1.0" encoding="utf-8"?>
<math xmlns="http://www.w3.org/1998/Math/MathML">
  <semantics>
    <mrow>
      <mrow>
        <mrow>
          <mrow>
            <mrow>
              <mfrac>
                <mrow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row>
                        <mrow>
                          <mi>i</mi>
                          <mo stretchy="false">+</mo>
                          <mn>1</mn>
                        </mrow>
                      </mrow>
                    </msub>
                  </mrow>
                </mrow>
                <mi mathvariant="italic">norm</mi>
              </mfrac>
              <mo stretchy="false">∗</mo>
              <msub>
                <mi>x</mi>
                <mi>m</mi>
              </msub>
            </mrow>
            <mo stretchy="false">+</mo>
            <mrow>
              <mfrac>
                <mrow>
                  <mrow>
                    <msub>
                      <mi>x</mi>
                      <mrow>
                        <mrow>
                          <mi>i</mi>
                          <mo stretchy="false">+</mo>
                          <mn>1</mn>
                        </mrow>
                      </mrow>
                    </msub>
                    <mo stretchy="false">−</mo>
                    <msub>
                      <mi>x</mi>
                      <mi>i</mi>
                    </msub>
                  </mrow>
                </mrow>
                <mi mathvariant="italic">norm</mi>
              </mfrac>
              <mo stretchy="false">∗</mo>
              <msub>
                <mi>y</mi>
                <mi>m</mi>
              </msub>
            </mrow>
          </mrow>
          <mo stretchy="false">+</mo>
          <mi>r</mi>
        </mrow>
        <mo stretchy="false">=</mo>
        <mfrac>
          <mrow>
            <mrow>
              <mrow>
                <msub>
                  <mi>y</mi>
                  <mi>i</mi>
                </msub>
                <mo stretchy="false">∗</mo>
                <msub>
                  <mi>x</mi>
                  <mrow>
                    <mrow>
                      <mi>i</mi>
                      <mo stretchy="false">+</mo>
                      <mn>1</mn>
                    </mrow>
                  </mrow>
                </msub>
              </mrow>
              <mo stretchy="false">−</mo>
              <mrow>
                <msub>
                  <mi>x</mi>
                  <mi>i</mi>
                </msub>
                <mo stretchy="false">∗</mo>
                <msub>
                  <mi>y</mi>
                  <mrow>
                    <mrow>
                      <mi>i</mi>
                      <mo stretchy="false">+</mo>
                      <mn>1</mn>
                    </mrow>
                  </mrow>
                </msub>
              </mrow>
            </mrow>
          </mrow>
          <mi mathvariant="italic">norm</mi>
        </mfrac>
      </mrow>
    </mrow>
    <annotation encoding="StarMath 5.0">{y_i - y_{i+1}} over norm * x_m + {x_{i+1} - x_i} over norm * y_m + r = {y_i * x_{i+1} - x_i * y_{i+1}} over norm
</annotation>
  </semantics>
</math>
</file>

<file path=Object 9/content.xml><?xml version="1.0" encoding="utf-8"?>
<math xmlns="http://www.w3.org/1998/Math/MathML">
  <semantics>
    <mrow>
      <mrow>
        <mi mathvariant="italic">norm</mi>
        <mo stretchy="false">=</mo>
        <msqrt>
          <mrow>
            <mrow>
              <msup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x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</mrow>
                  </mrow>
                  <mo stretchy="false">)</mo>
                </mrow>
                <mn>2</mn>
              </msup>
            </mrow>
          </mrow>
        </msqrt>
      </mrow>
    </mrow>
    <annotation encoding="StarMath 5.0">norm = sqrt{(x_i-x_{i+1})^2 + (y_i-y_{i+1})^2}</annotation>
  </semantics>
</math>
</file>